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125781775" calcext:value-type="float">
            <text:p>1,125781775</text:p>
          </table:table-cell>
          <table:table-cell office:value-type="float" office:value="0.5769389272" calcext:value-type="float">
            <text:p>0,5769389272</text:p>
          </table:table-cell>
          <table:table-cell office:value-type="float" office:value="0.0009544406785" calcext:value-type="float">
            <text:p>0,0009544407</text:p>
          </table:table-cell>
          <table:table-cell office:value-type="float" office:value="0.00002144810423" calcext:value-type="float">
            <text:p>2,144810423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745" calcext:value-type="float">
            <text:p>142745</text:p>
          </table:table-cell>
          <table:table-cell office:value-type="float" office:value="1.168895125" calcext:value-type="float">
            <text:p>1,168895125</text:p>
          </table:table-cell>
          <table:table-cell office:value-type="float" office:value="0.5941015482" calcext:value-type="float">
            <text:p>0,5941015482</text:p>
          </table:table-cell>
          <table:table-cell office:value-type="float" office:value="0.001111534657" calcext:value-type="float">
            <text:p>0,0011115347</text:p>
          </table:table-cell>
          <table:table-cell office:value-type="float" office:value="0.00001068783331" calcext:value-type="float">
            <text:p>1,068783331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523" calcext:value-type="float">
            <text:p>143523</text:p>
          </table:table-cell>
          <table:table-cell office:value-type="float" office:value="1.093143463" calcext:value-type="float">
            <text:p>1,093143463</text:p>
          </table:table-cell>
          <table:table-cell office:value-type="float" office:value="0.5940788984" calcext:value-type="float">
            <text:p>0,5940788984</text:p>
          </table:table-cell>
          <table:table-cell office:value-type="float" office:value="0.0004783536133" calcext:value-type="float">
            <text:p>0,0004783536</text:p>
          </table:table-cell>
          <table:table-cell office:value-type="float" office:value="0.000003543360208" calcext:value-type="float">
            <text:p>3,543360208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894" calcext:value-type="float">
            <text:p>143894</text:p>
          </table:table-cell>
          <table:table-cell office:value-type="float" office:value="1.036539078" calcext:value-type="float">
            <text:p>1,036539078</text:p>
          </table:table-cell>
          <table:table-cell office:value-type="float" office:value="0.5903992057" calcext:value-type="float">
            <text:p>0,5903992057</text:p>
          </table:table-cell>
          <table:table-cell office:value-type="float" office:value="0.0002438576194" calcext:value-type="float">
            <text:p>0,0002438576</text:p>
          </table:table-cell>
          <table:table-cell office:value-type="float" office:value="0.0000035341684" calcext:value-type="float">
            <text:p>3,534168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084" calcext:value-type="float">
            <text:p>144084</text:p>
          </table:table-cell>
          <table:table-cell office:value-type="float" office:value="1.045633316" calcext:value-type="float">
            <text:p>1,045633316</text:p>
          </table:table-cell>
          <table:table-cell office:value-type="float" office:value="0.5883942842" calcext:value-type="float">
            <text:p>0,5883942842</text:p>
          </table:table-cell>
          <table:table-cell office:value-type="float" office:value="0.0002753041626" calcext:value-type="float">
            <text:p>0,0002753042</text:p>
          </table:table-cell>
          <table:table-cell office:value-type="float" office:value="0.000003529540436" calcext:value-type="float">
            <text:p>3,529540436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331" calcext:value-type="float">
            <text:p>144331</text:p>
          </table:table-cell>
          <table:table-cell office:value-type="float" office:value="1.175001264" calcext:value-type="float">
            <text:p>1,175001264</text:p>
          </table:table-cell>
          <table:table-cell office:value-type="float" office:value="0.5995577574" calcext:value-type="float">
            <text:p>0,5995577574</text:p>
          </table:table-cell>
          <table:table-cell office:value-type="float" office:value="0.0007152722683" calcext:value-type="float">
            <text:p>0,0007152723</text:p>
          </table:table-cell>
          <table:table-cell office:value-type="float" office:value="0.000003523508894" calcext:value-type="float">
            <text:p>3,523508894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66" calcext:value-type="float">
            <text:p>145066</text:p>
          </table:table-cell>
          <table:table-cell office:value-type="float" office:value="1.041022539" calcext:value-type="float">
            <text:p>1,041022539</text:p>
          </table:table-cell>
          <table:table-cell office:value-type="float" office:value="0.5988944173" calcext:value-type="float">
            <text:p>0,5988944173</text:p>
          </table:table-cell>
          <table:table-cell office:value-type="float" office:value="0.0001297103299" calcext:value-type="float">
            <text:p>0,0001297103</text:p>
          </table:table-cell>
          <table:table-cell office:value-type="float" office:value="0.00000350568439" calcext:value-type="float">
            <text:p>3,50568439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206" calcext:value-type="float">
            <text:p>145206</text:p>
          </table:table-cell>
          <table:table-cell office:value-type="float" office:value="1.129146099" calcext:value-type="float">
            <text:p>1,129146099</text:p>
          </table:table-cell>
          <table:table-cell office:value-type="float" office:value="0.5911048055" calcext:value-type="float">
            <text:p>0,5911048055</text:p>
          </table:table-cell>
          <table:table-cell office:value-type="float" office:value="0.0004448086838" calcext:value-type="float">
            <text:p>0,0004448087</text:p>
          </table:table-cell>
          <table:table-cell office:value-type="float" office:value="0.00001400972269" calcext:value-type="float">
            <text:p>1,40097226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749" calcext:value-type="float">
            <text:p>145749</text:p>
          </table:table-cell>
          <table:table-cell office:value-type="float" office:value="1.045815587" calcext:value-type="float">
            <text:p>1,045815587</text:p>
          </table:table-cell>
          <table:table-cell office:value-type="float" office:value="0.5998861194" calcext:value-type="float">
            <text:p>0,5998861194</text:p>
          </table:table-cell>
          <table:table-cell office:value-type="float" office:value="0.0001884415542" calcext:value-type="float">
            <text:p>0,0001884416</text:p>
          </table:table-cell>
          <table:table-cell office:value-type="float" office:value="0.000003489658411" calcext:value-type="float">
            <text:p>3,489658411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933" calcext:value-type="float">
            <text:p>145933</text:p>
          </table:table-cell>
          <table:table-cell office:value-type="float" office:value="1.226893306" calcext:value-type="float">
            <text:p>1,226893306</text:p>
          </table:table-cell>
          <table:table-cell office:value-type="float" office:value="0.5958818793" calcext:value-type="float">
            <text:p>0,5958818793</text:p>
          </table:table-cell>
          <table:table-cell office:value-type="float" office:value="0.0004565812123" calcext:value-type="float">
            <text:p>0,0004565812</text:p>
          </table:table-cell>
          <table:table-cell office:value-type="float" office:value="0.000006970705726" calcext:value-type="float">
            <text:p>6,970705726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087871552" calcext:value-type="float">
            <text:p>1,1087871552</text:p>
          </table:table-cell>
          <table:table-cell table:formula="of:=AVERAGE([.D2:.D11])" office:value-type="float" office:value="0.59292378426" calcext:value-type="float">
            <text:p>0,5929237843</text:p>
          </table:table-cell>
          <table:table-cell table:formula="of:=AVERAGE([.E2:.E11])" office:value-type="float" office:value="0.00049983047793" calcext:value-type="float">
            <text:p>0,0004998305</text:p>
          </table:table-cell>
          <table:table-cell table:formula="of:=AVERAGE([.F2:.F11])" office:value-type="float" office:value="0.0000074242286695" calcext:value-type="float">
            <text:p>7,4242286695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19:50:39.951613034</dc:date>
    <meta:document-statistic meta:table-count="1" meta:cell-count="70" meta:object-count="0"/>
    <meta:generator>LibreOffice/4.1.4.2$Linux_X86_64 LibreOffice_project/410m0$Build-2</meta:generator>
  </office:meta>
</office:document-meta>
</file>